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53dd" officeooo:paragraph-rsid="000853dd"/>
    </style:style>
    <style:style style:name="P2" style:family="paragraph" style:parent-style-name="Standard">
      <style:text-properties officeooo:rsid="000860a9" officeooo:paragraph-rsid="000860a9"/>
    </style:style>
    <style:style style:name="P3" style:family="paragraph" style:parent-style-name="Standard">
      <style:text-properties officeooo:rsid="0009d0da" officeooo:paragraph-rsid="0009d0da"/>
    </style:style>
    <style:style style:name="P4" style:family="paragraph" style:parent-style-name="Standard">
      <style:text-properties officeooo:paragraph-rsid="000b4d2e"/>
    </style:style>
    <style:style style:name="T1" style:family="text">
      <style:text-properties style:text-position="super 58%"/>
    </style:style>
    <style:style style:name="T2" style:family="text">
      <style:text-properties officeooo:rsid="000860a9"/>
    </style:style>
    <style:style style:name="T3" style:family="text">
      <style:text-properties officeooo:rsid="0009d0da"/>
    </style:style>
    <style:style style:name="T4" style:family="text">
      <style:text-properties officeooo:rsid="000b4d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understanding of disease can somewhat be traced back to the black death of the 14<text:span text:style-name="T1">th</text:span> century in some trends hypothesizing the spread of disease and the bodies reaction to it. Staying away from sick people was quickly seen to be a good idea, and those that had survived the disease were often tasked with taking care of those currently sick. <text:span text:style-name="T2">These ‘findings’ were anything but scientific, especially in context of the time where forms of humourism, predatory ‘doctors’, religion, poor/slow communication, and a largely uneducated populace tended to limit potential understandings of society as a whole. It wasn’t until the late-middle 1800s that bacteria and its relation to disease was discovered, but in 1846 Semmelweis noticed trends in child birthing and mortality rates of infants that sparked a procedural revolution in modern medicine. Prior to 1848, health workers didn’t wash their hands on a regular basis, and the implementation of such practices led to a very tangible and significant drop in disease. This spread to other aspects of healthcare like laundry, that further contributed to our modern understanding of the spread of disease. Unfortunately, poor communication limited and delayed this revelation for quite some time. </text:span></text:p>
      <text:p text:style-name="P1"/>
      <text:p text:style-name="P2">As hygiene improved over time, many disease rates dropped, supporting the concepts that encouraged cleaning as thoroughly and often as possible, especially in healthcare settings. However, other diseases, especially those related to immune response increased, <text:span text:style-name="T3">O</text:span>riginally attributed to exponential increases in population and population density during industrialization, <text:span text:style-name="T3">only relatively recently was the Hygiene Hypothesis formalized</text:span> <text:span text:style-name="T3">that suggests that many of the infectious bacteria we interact with are vital for proper immune system development, especially in young children. A consistently clean environment may decrease the likelihood of ‘getting sick’, but it can increase the likelihood of allergies and diseased that involve over or under-active immune responses to foreign materials.</text:span></text:p>
      <text:p text:style-name="P2"/>
      <text:p text:style-name="P4"><text:span text:style-name="T4">One of the first things I thought about while research the Hygiene Hypothesis was a podcast I listened to quite some time ago. </text:span><text:a xlink:type="simple" xlink:href="https://www.npr.org/transcripts/377517810" text:style-name="Internet_20_link" text:visited-style-name="Visited_20_Internet_20_Link"><text:span text:style-name="T4">https://www.npr.org/transcripts/377517810</text:span></text:a><text:span text:style-name="T4"> If you find yourself with 25 minutes to spare I suggest you have a listen or read the transcript. It talks about a study done that started in the 70’s analyzing how children behave when they are alone. This podcast focuses some on the perspective and beliefs of people on society and crime over time. It’s common to find that children back then had much more freedom than they do now. Very young children were allowed to go unsupervised many miles to play and explore, while today most aren’t allowed to go to the nearest park without an adult. Relating this to our activity today, I couldn’t help but think of childrens’ environments as changing not only due to hygiene practices, but also due to (often false) perceptions of society. Children don’t go out and “play in the mud” the way they used to. They’re more likely to stay in structured and controlled environments that are more likely to be cleaned than what was common decades ago. I can’t help but wonder if the effects referenced by the Hygiene Hypothesis won’t be made even more significant in the coming decades with increased urbanization, continued efforts to increase hygiene (and hygiene efficiency), and increasingly skeptic perceptions of safety within ‘dirty’ environments like local forests and parks. </text:span></text:p>
      <text:p text:style-name="P1"/>
      <text:p text:style-name="P3">These ideas are still relatively new and not very well understood, but there does seem to be <text:span text:style-name="T4">substantial</text:span> backing to the hygiene hypothesis. With how relatively recent modern hygiene is, I’m curious, and little scared, of even longer term effects we have yet to see and understand. As a sci<text:span text:style-name="T4">ence</text:span> fi<text:span text:style-name="T4">ction</text:span> nut, it’s interesting to think about future space travel. Many sci fi stories involve children being born and raised in space, in environments known for being meticulously clean. What effects will that environment have beyond just the psychological effects often focused on in science fiction? If our healthcare abilities continue to grow to eventually combat these adverse reactions of underdeveloped immune systems, will we have the motivation to do anything about it? How do find the balancing point between avoiding infectious diseases and building strong immune systems? I don’t think we have nearly enough information to answer these questions, and experimental research into these topics quickly becomes <text:soft-page-break/>unethical. That said, this research has certainly put things into perspective. A perfectly clean environment isn’t necessarily ideal, <text:span text:style-name="T4">and our previous pollution study has put even more skepticism behind common sanitation practices. There are many costs to keeping clean, and I doubt pollution, ‘superbugs’, and the Hygiene Hypothesis are the only things involved. I can’t quantify my future plans, but I can say I have a better understanding of what’s involved and this has all increase my existing healthy skepticis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0T23:12:19.363000000</meta:creation-date>
    <dc:date>2020-11-21T00:01:27.501000000</dc:date>
    <meta:editing-duration>PT3M27S</meta:editing-duration>
    <meta:editing-cycles>1</meta:editing-cycles>
    <meta:document-statistic meta:table-count="0" meta:image-count="0" meta:object-count="0" meta:page-count="2" meta:paragraph-count="4" meta:word-count="781" meta:character-count="5008" meta:non-whitespace-character-count="4229"/>
    <meta:generator>LibreOffice/7.0.1.2$Windows_X86_64 LibreOffice_project/7cbcfc562f6eb6708b5ff7d7397325de9e764452</meta:generator>
  </office:meta>
</office:document-meta>
</file>